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Listenabsatz" style:list-style-name="LFO1" style:family="paragraph">
      <style:text-properties fo:language="en" fo:country="US"/>
    </style:style>
    <style:style style:name="P6" style:parent-style-name="Listenabsatz" style:list-style-name="LFO1" style:family="paragraph">
      <style:text-properties fo:language="en" fo:country="US"/>
    </style:style>
    <style:style style:name="P7" style:parent-style-name="Listenabsatz" style:list-style-name="LFO1" style:family="paragraph">
      <style:text-properties fo:language="en" fo:country="US"/>
    </style:style>
    <style:style style:name="P8" style:parent-style-name="Listenabsatz" style:list-style-name="LFO1" style:family="paragraph">
      <style:text-properties fo:language="en" fo:country="US"/>
    </style:style>
    <style:style style:name="P9" style:parent-style-name="Listenabsatz" style:list-style-name="LFO1" style:family="paragraph">
      <style:text-properties fo:language="en" fo:country="US"/>
    </style:style>
    <style:style style:name="P10" style:parent-style-name="Listenabsatz" style:list-style-name="LFO1" style:family="paragraph">
      <style:text-properties fo:language="en" fo:country="US"/>
    </style:style>
    <style:style style:name="P11" style:parent-style-name="Listenabsatz" style:list-style-name="LFO1" style:family="paragraph">
      <style:text-properties fo:language="en" fo:country="US"/>
    </style:style>
    <style:style style:name="P12" style:parent-style-name="Listenabsatz" style:list-style-name="LFO1" style:family="paragraph"/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font-weight="bold" style:font-weight-asian="bold" style:font-weight-complex="bold"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language="en" fo:country="US"/>
    </style:style>
    <style:style style:name="T22" style:parent-style-name="Absatz-Standardschriftart" style:family="text">
      <style:text-properties fo:language="en" fo:country="US"/>
    </style:style>
    <style:style style:name="T23" style:parent-style-name="Absatz-Standardschriftart" style:family="text">
      <style:text-properties fo:language="en" fo:country="US"/>
    </style:style>
    <style:style style:name="P24" style:parent-style-name="Listenabsatz" style:list-style-name="LFO1" style:family="paragraph">
      <style:text-properties fo:language="en" fo:country="US"/>
    </style:style>
    <style:style style:name="P25" style:parent-style-name="Listenabsatz" style:list-style-name="LFO1" style:family="paragraph"/>
    <style:style style:name="T26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How to: Release a new Version of DCEM</text:p>
      <text:p text:style-name="P2"/>
      <text:p text:style-name="P3">When the team decides<text:s/>to release a new DCEM version, the following steps<text:s/>have to<text:s/>be followed:</text:p>
      <text:p text:style-name="P4"/>
      <text:list text:style-name="LFO1" text:continue-numbering="true">
        <text:list-item>
          <text:p text:style-name="P5">Freeze temporary migrations and pushing to master.<text:line-break/></text:p>
        </text:list-item>
        <text:list-item>
          <text:p text:style-name="P6">Perform<text:s/>smoke tests<text:s/>on DCEM. If<text:s/>the<text:s/>master version is OK, proceed.<text:s/>Else,<text:s/>enable<text:s/>the<text:s/>master<text:s/>branch<text:s/>again and inform<text:s/>the<text:s/>team<text:s/>that the DCEM version needs to be improved before it can be released.<text:line-break/></text:p>
        </text:list-item>
        <text:list-item>
          <text:p text:style-name="P7">Create a new release Branch with the name “Release-Major.Minor” version number. For example, if<text:s/>the<text:s/>master version was “2.10.0-SNAPSHOT”, then the branch version name would be “Release-2.10”<text:line-break/></text:p>
        </text:list-item>
        <text:list-item>
          <text:p text:style-name="P8">In<text:s/>the<text:s/>Release<text:s/>Branch,<text:s/>change the pom.xml version to “Major.Minor.1”. For example, if<text:s/>the<text:s/>master version was “2.10.0-SNAPSHOT”, then the new pom.xml version would be “2.10.1”<text:line-break/></text:p>
        </text:list-item>
        <text:list-item>
          <text:p text:style-name="P9">In<text:s/>the<text:s/>master<text:s/>branch,<text:s/>increment the minor version of the pom.xml files. For example, if master version was “2.10.0-SNAPSHOT”, then the master version name would be “2.11.0-SNAPSHOT”<text:line-break/></text:p>
        </text:list-item>
        <text:list-item>
          <text:p text:style-name="P10">Release the master<text:s/>branch<text:s/>for further development.<text:line-break/></text:p>
        </text:list-item>
        <text:list-item>
          <text:p text:style-name="P11">For Windows installation: DCEM uses<text:s/>Inno Setup Version 6 to create a Windows installer.<text:s/>To create the installer, you first must install Inno Setup and add the install directory to the system path.<text:line-break/>To run Inno<text:s/>Setup automatically, you<text:s/>need to<text:s/>use the maven ‘install’ or ‘deploy’ commands.<text:line-break/>Also please change the version number in<text:s/>the<text:s/>Inno Setup script. You can find this script in ‘DcemDistribution\installer\setup.iss’<text:line-break/></text:p>
        </text:list-item>
        <text:list-item>
          <text:p text:style-name="P12"><text:span text:style-name="T13">Go to ‘DcemParent’ project and run “mvn clean package deploy” (deploy is optional and you<text:s/></text:span><text:span text:style-name="T14">need</text:span><text:span text:style-name="T15"><text:s/>access to HWS nexus server</text:span><text:span text:style-name="T16"><text:s/>to use this command</text:span><text:span text:style-name="T17">).<text:s/></text:span><text:span text:style-name="T18"><text:line-break/>This will create the delivery directory “</text:span><text:span text:style-name="T19">DcemDistribution\target\DCEM-Windows\DCEM</text:span><text:span text:style-name="T20">”.</text:span><text:span text:style-name="T21"><text:line-break/></text:span><text:span text:style-name="T22"><text:line-break/>Please Note: If you start the maven from Eclipse, please do not use the Eclipse embedded maven. Install maven independently and use the external maven.</text:span><text:span text:style-name="T23"><text:line-break/></text:span></text:p>
        </text:list-item>
        <text:list-item>
          <text:p text:style-name="P24">For Linux: <text:s/>Execute the maven command as in step 8.<text:s/>Afterwards,<text:s/>go to ‘DcemLinuxDistribution’ project and execute ‘mvn clean package deploy’. Deploy is optional,<text:s/>you can use ‘install’ instead.<text:line-break/>If the scripts in<text:s/>the<text:s/>sub directory ‘artifacts/sh’ do not have the Linux ‘execute attribute’ than execute the script ‘grantAll.sh”. <text:s/>The output is a tar.gz file in DcemLinuxDistribution/target’<text:line-break/></text:p>
        </text:list-item>
        <text:list-item>
          <text:p text:style-name="P25"><text:span text:style-name="T26">Execute the Tests required by QA!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lea, Emanuel</meta:initial-creator>
    <dc:creator>Baumann, Kerstin</dc:creator>
    <meta:creation-date>2024-01-15T11:09:00Z</meta:creation-date>
    <dc:date>2024-01-16T14:03:00Z</dc:date>
    <meta:template xlink:href="Normal" xlink:type="simple"/>
    <meta:editing-cycles>5</meta:editing-cycles>
    <meta:editing-duration>PT0S</meta:editing-duration>
    <meta:document-statistic meta:page-count="1" meta:paragraph-count="4" meta:word-count="302" meta:character-count="2206" meta:row-count="15" meta:non-whitespace-character-count="1908"/>
  </office:meta>
</office:document-meta>
</file>